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ac73a" style:font-size-asian="12pt" style:font-name-complex="Samanata" style:font-size-complex="12pt"/>
    </style:style>
    <style:style style:name="P7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ac73a" style:font-size-asian="12pt" style:font-name-complex="Samanata" style:font-size-complex="12pt"/>
    </style:style>
    <style:style style:name="P8" style:family="paragraph" style:parent-style-name="Standard" style:list-style-name="L1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c0702" style:font-name-complex="Latin Modern Roman" loext:shadow="none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c0702" style:font-name-complex="Latin Modern Roman" loext:shadow="none"/>
    </style:style>
    <style:style style:name="P10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c0702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Samanata" officeooo:rsid="002585b3" style:font-name-complex="Samanata"/>
    </style:style>
    <style:style style:name="T7" style:family="text">
      <style:text-properties officeooo:rsid="0023b5e6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style:font-name="Latin Modern Roman" officeooo:rsid="002585b3" style:font-name-complex="Samanata"/>
    </style:style>
    <style:style style:name="T10" style:family="text">
      <style:text-properties officeooo:rsid="002585b3"/>
    </style:style>
    <style:style style:name="T11" style:family="text">
      <style:text-properties style:use-window-font-color="true" style:font-name="Latin Modern Roman" officeooo:rsid="002585b3" style:font-name-complex="Latin Modern Roman"/>
    </style:style>
    <style:style style:name="T12" style:family="text">
      <style:text-properties style:use-window-font-color="true" style:font-name="Samanata" style:font-name-complex="Samanata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officeooo:rsid="00277ee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8pt" fo:font-style="normal" style:font-size-asian="8pt" style:font-style-asian="normal" style:font-size-complex="8pt" style:font-style-complex="normal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19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7">2</text:span> – Sutka <text:span text:style-name="T14">9:113</text:span></text:p>
      <text:p text:style-name="P7">शर्यणावति सोममिन्द्रः पिबतु वर्त्रहा | </text:p>
      <text:p text:style-name="P7">बलं दधान आत्मनि करिष्यन वीर्यं महदिन्द्रायेन्दो परि सरव || १ ||</text:p>
      <text:p text:style-name="P7">आ पवस्व दिशां पत आर्जीकात सोम मीढ्वः | </text:p>
      <text:p text:style-name="P7">रतवाकेन सत्येन शरद्धया तपसा सुत इन्द्रायेन्दो परि सरव || २ ||</text:p>
      <text:p text:style-name="P7">पर्जन्यव्र्द्धं महिषं तं सूर्यस्य दुहिताभरत | </text:p>
      <text:p text:style-name="P7">तं गन्धर्वाः परत्यग्र्भ्णन तं सोमे रसमादधुरिन्द्रायेन्दोपरि सरव || ३ ||</text:p>
      <text:p text:style-name="P7">रतं वदन्न्र्तद्युम्न सत्यं वदन <text:span text:style-name="T1">सत्य</text:span>कर्मन | </text:p>
      <text:p text:style-name="P7">शरद्धां वदन सोम राजन धात्रा सोम परिष्क्र्त इन्द्रायेन्दो परि सरव || ४ ||</text:p>
      <text:p text:style-name="P7">सत्यमुग्रस्य बर्हतः सं सरवन्ति संस्रवाः | </text:p>
      <text:p text:style-name="P7">सं यन्ति रसिनो रसाः पुनानो बरह्मणा हर इन्द्रायेन्दो परि सरव || ५ ||</text:p>
      <text:p text:style-name="P6">यत्र बरह्मा पवमान छन्दस्यां वाचं वदन | </text:p>
      <text:p text:style-name="P4">Padapatha for sloka <text:span text:style-name="T7">4</text:span>:</text:p>
      <text:p text:style-name="P5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2">-कर्मन्</text:span> is <text:span text:style-name="T10">a compound word made up of </text:span><text:span text:style-name="T3">सत्य</text:span><text:span text:style-name="T11"> and </text:span><text:span text:style-name="T6">कर्मन्</text:span><text:span text:style-name="T8"> (“action”). The whole word is an attribute of </text:span><text:span text:style-name="T9">इन्द्र</text:span> → “<text:span text:style-name="T10">Indra, [whose] actions [are]</text:span> <text:span text:style-name="T1">satya</text:span>”</text:p>
      <text:p text:style-name="P9">Translations:</text:p>
      <text:list xml:id="list849474844" text:style-name="L1">
        <text:list-item>
          <text:p text:style-name="P10"><text:span text:style-name="T17">Splendid by Law! declaring Law, </text:span><text:span text:style-name="T18">truth speaking</text:span><text:span text:style-name="T17">, </text:span><text:span text:style-name="T5">truthful</text:span><text:span text:style-name="T17"> in thy works, Enouncing faith, King Soma! thou, O Soma, whom thy maker decks. Flow, Indu, flow for Indra's sake</text:span><text:span text:style-name="T19">. Ralph T. H. Griffith, [1896]</text:span></text:p>
        </text:list-item>
        <text:list-item>
          <text:p text:style-name="P8"><text:span text:style-name="T15">Speaking the truth, you whose brilliance is the truth, speaking what is real, you whose actions are </text:span><text:span text:style-name="T4">real. </text:span><text:span text:style-name="T13">speaking your trust, King Soma, you are prepared by the Placer, o Soma. – O drop, flow around for Indra.</text:span><text:span text:style-name="T15"> </text:span><text:span text:style-name="T16">S. W. Jamison / J. P. Brereton [2014]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29:05.403750656</dc:date>
    <meta:editing-duration>PT25M27S</meta:editing-duration>
    <meta:editing-cycles>7</meta:editing-cycles>
    <meta:document-statistic meta:table-count="0" meta:image-count="0" meta:object-count="0" meta:page-count="1" meta:paragraph-count="18" meta:word-count="246" meta:character-count="1112" meta:non-whitespace-character-count="878"/>
  </office:meta>
</office:document-meta>
</file>